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Text_20_body">
      <style:text-properties fo:language="pl" fo:country="PL"/>
    </style:style>
    <style:style style:name="P5" style:family="paragraph" style:parent-style-name="Text_20_body">
      <style:text-properties fo:language="pl" fo:country="PL" officeooo:rsid="0078d8e8" officeooo:paragraph-rsid="0078d8e8"/>
    </style:style>
    <style:style style:name="P6" style:family="paragraph" style:parent-style-name="Text_20_body">
      <style:text-properties officeooo:rsid="004fc153" officeooo:paragraph-rsid="004fc153"/>
    </style:style>
    <style:style style:name="P7" style:family="paragraph" style:parent-style-name="Text_20_body">
      <style:text-properties officeooo:paragraph-rsid="0039bfa4"/>
    </style:style>
    <style:style style:name="P8" style:family="paragraph" style:parent-style-name="Text_20_body">
      <style:text-properties officeooo:paragraph-rsid="003d62f0"/>
    </style:style>
    <style:style style:name="P9" style:family="paragraph" style:parent-style-name="Text_20_body">
      <style:text-properties officeooo:rsid="007a16ab" officeooo:paragraph-rsid="007a16ab"/>
    </style:style>
    <style:style style:name="P10" style:family="paragraph" style:parent-style-name="Text_20_body">
      <style:text-properties fo:background-color="#fff200"/>
    </style:style>
    <style:style style:name="P11" style:family="paragraph" style:parent-style-name="Text_20_body">
      <style:text-properties officeooo:rsid="00809b4f" officeooo:paragraph-rsid="00809b4f"/>
    </style:style>
    <style:style style:name="P12" style:family="paragraph" style:parent-style-name="Text_20_body">
      <style:text-properties officeooo:rsid="0081f82e" officeooo:paragraph-rsid="0081f82e"/>
    </style:style>
    <style:style style:name="P13" style:family="paragraph" style:parent-style-name="Text_20_body">
      <style:text-properties officeooo:rsid="0084a1b0" officeooo:paragraph-rsid="0084a1b0"/>
    </style:style>
    <style:style style:name="P14" style:family="paragraph" style:parent-style-name="Text_20_body">
      <style:text-properties officeooo:rsid="0084a1b0" officeooo:paragraph-rsid="008639f2"/>
    </style:style>
    <style:style style:name="P15" style:family="paragraph" style:parent-style-name="Text_20_body">
      <style:text-properties officeooo:paragraph-rsid="00a51380"/>
    </style:style>
    <style:style style:name="P16" style:family="paragraph" style:parent-style-name="Text_20_body">
      <style:text-properties officeooo:rsid="004242f4" officeooo:paragraph-rsid="00af4729"/>
    </style:style>
    <style:style style:name="P17" style:family="paragraph" style:parent-style-name="Text_20_body">
      <style:text-properties officeooo:paragraph-rsid="008639f2"/>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officeooo:rsid="004fc153" officeooo:paragraph-rsid="004fc153"/>
    </style:style>
    <style:style style:name="P20" style:family="paragraph" style:parent-style-name="Text_20_body">
      <style:paragraph-properties fo:margin-left="0cm" fo:margin-right="0cm" fo:text-indent="0cm" style:auto-text-indent="false"/>
      <style:text-properties officeooo:rsid="004fc153" officeooo:paragraph-rsid="0055ca7d"/>
    </style:style>
    <style:style style:name="P21" style:family="paragraph" style:parent-style-name="Heading">
      <style:paragraph-properties fo:break-before="page"/>
    </style:style>
    <style:style style:name="P22" style:family="paragraph" style:parent-style-name="Contents_20_1">
      <style:paragraph-properties>
        <style:tab-stops>
          <style:tab-stop style:position="15.501cm" style:type="right" style:leader-style="dotted" style:leader-text="."/>
        </style:tab-stops>
      </style:paragraph-properties>
    </style:style>
    <style:style style:name="P23" style:family="paragraph" style:parent-style-name="Text_20_body">
      <style:paragraph-properties fo:margin-left="0cm" fo:margin-right="0cm" fo:text-indent="0.85cm" style:auto-text-indent="false"/>
    </style:style>
    <style:style style:name="P24" style:family="paragraph" style:parent-style-name="Heading_20_2">
      <style:text-properties officeooo:rsid="007be7ac" officeooo:paragraph-rsid="007be7ac"/>
    </style:style>
    <style:style style:name="P25" style:family="paragraph" style:parent-style-name="Heading_20_2">
      <style:text-properties officeooo:rsid="003976a7" officeooo:paragraph-rsid="003976a7"/>
    </style:style>
    <style:style style:name="P26" style:family="paragraph" style:parent-style-name="Heading_20_2">
      <style:text-properties officeooo:paragraph-rsid="00b01706"/>
    </style:style>
    <style:style style:name="P27" style:family="paragraph" style:parent-style-name="Heading_20_2">
      <style:text-properties officeooo:paragraph-rsid="00ec1a5a"/>
    </style:style>
    <style:style style:name="P28" style:family="paragraph" style:parent-style-name="Heading_20_2">
      <style:text-properties officeooo:paragraph-rsid="003976a7"/>
    </style:style>
    <style:style style:name="P29" style:family="paragraph" style:parent-style-name="Heading_20_2">
      <style:text-properties officeooo:paragraph-rsid="00ed202a"/>
    </style:style>
    <style:style style:name="P30" style:family="paragraph" style:parent-style-name="Heading_20_2">
      <style:text-properties officeooo:paragraph-rsid="0078d8e8"/>
    </style:style>
    <style:style style:name="P31" style:family="paragraph" style:parent-style-name="Heading_20_1">
      <style:text-properties officeooo:paragraph-rsid="007ee2de"/>
    </style:style>
    <style:style style:name="P32" style:family="paragraph" style:parent-style-name="Heading_20_1" style:master-page-name="Standard">
      <style:paragraph-properties style:page-number="auto"/>
    </style:style>
    <style:style style:name="P33" style:family="paragraph" style:parent-style-name="Standard" style:list-style-name="WW8Num2"/>
    <style:style style:name="P34" style:family="paragraph" style:parent-style-name="Text_20_body" style:list-style-name="WW8Num3"/>
    <style:style style:name="P35" style:family="paragraph" style:parent-style-name="Text_20_body" style:list-style-name="WW8Num4"/>
    <style:style style:name="P36" style:family="paragraph" style:parent-style-name="Text_20_body" style:list-style-name="WW8Num4">
      <style:text-properties officeooo:paragraph-rsid="00ec1a5a"/>
    </style:style>
    <style:style style:name="P37" style:family="paragraph" style:parent-style-name="Text_20_body" style:list-style-name="WW8Num5"/>
    <style:style style:name="P38" style:family="paragraph" style:parent-style-name="Text_20_body" style:list-style-name="WW8Num5">
      <style:text-properties officeooo:rsid="0052abe4" officeooo:paragraph-rsid="0052abe4"/>
    </style:style>
    <style:style style:name="P39" style:family="paragraph" style:parent-style-name="Text_20_body" style:list-style-name="L1">
      <style:text-properties officeooo:rsid="0052abe4" officeooo:paragraph-rsid="0052abe4"/>
    </style:style>
    <style:style style:name="P40" style:family="paragraph" style:parent-style-name="Text_20_body" style:list-style-name="WW8Num6"/>
    <style:style style:name="P41" style:family="paragraph" style:parent-style-name="Text_20_body" style:list-style-name="WW8Num7"/>
    <style:style style:name="P42" style:family="paragraph" style:parent-style-name="Text_20_body" style:list-style-name="L1">
      <style:text-properties officeooo:paragraph-rsid="0052abe4"/>
    </style:style>
    <style:style style:name="P43" style:family="paragraph" style:parent-style-name="Text_20_body" style:list-style-name="L1">
      <style:text-properties officeooo:rsid="0050b6fe" officeooo:paragraph-rsid="0050b6fe"/>
    </style:style>
    <style:style style:name="P44" style:family="paragraph" style:parent-style-name="Text_20_body" style:list-style-name="L2">
      <style:text-properties officeooo:rsid="0050b6fe" officeooo:paragraph-rsid="0052abe4"/>
    </style:style>
    <style:style style:name="P45" style:family="paragraph" style:parent-style-name="Text_20_body" style:list-style-name="L3">
      <style:text-properties officeooo:rsid="0050b6fe" officeooo:paragraph-rsid="0055ca7d"/>
    </style:style>
    <style:style style:name="P46" style:family="paragraph" style:parent-style-name="Text_20_body" style:list-style-name="L2"/>
    <style:style style:name="P47" style:family="paragraph" style:parent-style-name="Text_20_body" style:list-style-name="L2">
      <style:text-properties officeooo:paragraph-rsid="0052abe4"/>
    </style:style>
    <style:style style:name="P48" style:family="paragraph" style:parent-style-name="Text_20_body" style:list-style-name="L2">
      <style:text-properties officeooo:rsid="00544916" officeooo:paragraph-rsid="00544916"/>
    </style:style>
    <style:style style:name="P49" style:family="paragraph" style:parent-style-name="Text_20_body" style:list-style-name="L3">
      <style:text-properties officeooo:paragraph-rsid="0055ca7d"/>
    </style:style>
    <style:style style:name="P50" style:family="paragraph" style:parent-style-name="Text_20_body" style:list-style-name="L3">
      <style:text-properties officeooo:rsid="0055ca7d" officeooo:paragraph-rsid="0055ca7d"/>
    </style:style>
    <style:style style:name="P51" style:family="paragraph" style:parent-style-name="Text_20_body" style:list-style-name="L3">
      <style:text-properties officeooo:rsid="0056bd70" officeooo:paragraph-rsid="0056bd70"/>
    </style:style>
    <style:style style:name="P52" style:family="paragraph" style:parent-style-name="Text_20_body" style:list-style-name="L3">
      <style:text-properties officeooo:rsid="00571459" officeooo:paragraph-rsid="00571459"/>
    </style:style>
    <style:style style:name="P53" style:family="paragraph" style:parent-style-name="Text_20_body" style:list-style-name="WW8Num8"/>
    <style:style style:name="P54" style:family="paragraph" style:parent-style-name="Text_20_body">
      <style:text-properties officeooo:paragraph-rsid="0078d8e8"/>
    </style:style>
    <style:style style:name="P55" style:family="paragraph" style:parent-style-name="Text_20_body">
      <style:text-properties officeooo:rsid="00b717a3" officeooo:paragraph-rsid="00b717a3"/>
    </style:style>
    <style:style style:name="P56" style:family="paragraph" style:parent-style-name="Text_20_body">
      <style:text-properties officeooo:paragraph-rsid="00af4729"/>
    </style:style>
    <style:style style:name="P57" style:family="paragraph" style:parent-style-name="Text_20_body">
      <style:paragraph-properties fo:line-height="150%"/>
      <style:text-properties officeooo:paragraph-rsid="003f87ea"/>
    </style:style>
    <style:style style:name="P58" style:family="paragraph" style:parent-style-name="Text_20_body">
      <style:text-properties officeooo:paragraph-rsid="0067d6ee"/>
    </style:style>
    <style:style style:name="P59" style:family="paragraph" style:parent-style-name="Text_20_body">
      <style:text-properties officeooo:paragraph-rsid="00c30740"/>
    </style:style>
    <style:style style:name="P60" style:family="paragraph" style:parent-style-name="Text_20_body" style:list-style-name="WW8Num5">
      <style:paragraph-properties fo:margin-top="0cm" fo:margin-bottom="0.199cm" loext:contextual-spacing="false"/>
    </style:style>
    <style:style style:name="P61" style:family="paragraph" style:parent-style-name="Text_20_body">
      <style:paragraph-properties fo:margin-left="0cm" fo:margin-right="0cm" fo:text-indent="0cm" style:auto-text-indent="false"/>
      <style:text-properties officeooo:paragraph-rsid="0052abe4"/>
    </style:style>
    <style:style style:name="T1" style:family="text">
      <style:text-properties text:display="none"/>
    </style:style>
    <style:style style:name="T2" style:family="text">
      <style:text-properties officeooo:rsid="0037977d"/>
    </style:style>
    <style:style style:name="T3" style:family="text">
      <style:text-properties officeooo:rsid="00406126"/>
    </style:style>
    <style:style style:name="T4" style:family="text">
      <style:text-properties officeooo:rsid="0043bd41"/>
    </style:style>
    <style:style style:name="T5" style:family="text">
      <style:text-properties officeooo:rsid="0050b6fe"/>
    </style:style>
    <style:style style:name="T6" style:family="text">
      <style:text-properties officeooo:rsid="0052abe4"/>
    </style:style>
    <style:style style:name="T7" style:family="text">
      <style:text-properties officeooo:rsid="00544916"/>
    </style:style>
    <style:style style:name="T8" style:family="text">
      <style:text-properties officeooo:rsid="005ced3c"/>
    </style:style>
    <style:style style:name="T9" style:family="text">
      <style:text-properties officeooo:rsid="0039bfa4"/>
    </style:style>
    <style:style style:name="T10" style:family="text">
      <style:text-properties officeooo:rsid="003c9aa5"/>
    </style:style>
    <style:style style:name="T11" style:family="text">
      <style:text-properties officeooo:rsid="00673996"/>
    </style:style>
    <style:style style:name="T12" style:family="text">
      <style:text-properties officeooo:rsid="0075f1fc"/>
    </style:style>
    <style:style style:name="T13" style:family="text">
      <style:text-properties officeooo:rsid="0078d8e8"/>
    </style:style>
    <style:style style:name="T14" style:family="text">
      <style:text-properties officeooo:rsid="007aa52a"/>
    </style:style>
    <style:style style:name="T15" style:family="text">
      <style:text-properties officeooo:rsid="007be7ac"/>
    </style:style>
    <style:style style:name="T16" style:family="text">
      <style:text-properties fo:background-color="#fff200" loext:char-shading-value="0"/>
    </style:style>
    <style:style style:name="T17" style:family="text">
      <style:text-properties officeooo:rsid="007cd6bf" fo:background-color="#fff200" loext:char-shading-value="0"/>
    </style:style>
    <style:style style:name="T18" style:family="text">
      <style:text-properties officeooo:rsid="007c5176"/>
    </style:style>
    <style:style style:name="T19" style:family="text">
      <style:text-properties officeooo:rsid="007cd519"/>
    </style:style>
    <style:style style:name="T20" style:family="text">
      <style:text-properties officeooo:rsid="007cd6bf"/>
    </style:style>
    <style:style style:name="T21" style:family="text">
      <style:text-properties officeooo:rsid="007e2178"/>
    </style:style>
    <style:style style:name="T22" style:family="text">
      <style:text-properties officeooo:rsid="008639f2"/>
    </style:style>
    <style:style style:name="T23" style:family="text">
      <style:text-properties fo:language="pl" fo:country="PL" officeooo:rsid="008639f2"/>
    </style:style>
    <style:style style:name="T24" style:family="text">
      <style:text-properties fo:language="pl" fo:country="PL" officeooo:rsid="002f777b"/>
    </style:style>
    <style:style style:name="T25" style:family="text">
      <style:text-properties fo:language="pl" fo:country="PL" officeooo:rsid="00863aad"/>
    </style:style>
    <style:style style:name="T26" style:family="text">
      <style:text-properties fo:language="pl" fo:country="PL" officeooo:rsid="0087501a"/>
    </style:style>
    <style:style style:name="T27" style:family="text">
      <style:text-properties fo:language="pl" fo:country="PL" officeooo:rsid="00c4f849"/>
    </style:style>
    <style:style style:name="T28" style:family="text">
      <style:text-properties fo:language="pl" fo:country="PL" officeooo:rsid="00c30740"/>
    </style:style>
    <style:style style:name="T29" style:family="text">
      <style:text-properties fo:language="pl" fo:country="PL" officeooo:rsid="0078d8e8"/>
    </style:style>
    <style:style style:name="T30" style:family="text">
      <style:text-properties officeooo:rsid="0087501a"/>
    </style:style>
    <style:style style:name="T31" style:family="text">
      <style:text-properties officeooo:rsid="009eec93"/>
    </style:style>
    <style:style style:name="T32" style:family="text">
      <style:text-properties fo:background-color="transparent" loext:char-shading-value="0"/>
    </style:style>
    <style:style style:name="T33" style:family="text">
      <style:text-properties officeooo:rsid="00afa688" fo:background-color="transparent" loext:char-shading-value="0"/>
    </style:style>
    <style:style style:name="T34" style:family="text">
      <style:text-properties officeooo:rsid="007be7ac" fo:background-color="transparent" loext:char-shading-value="0"/>
    </style:style>
    <style:style style:name="T35" style:family="text">
      <style:text-properties officeooo:rsid="00dce485" fo:background-color="transparent" loext:char-shading-value="0"/>
    </style:style>
    <style:style style:name="T36" style:family="text">
      <style:text-properties officeooo:rsid="00b29269"/>
    </style:style>
    <style:style style:name="T37" style:family="text">
      <style:text-properties officeooo:rsid="00dce485"/>
    </style:style>
    <style:style style:name="T38" style:family="text">
      <style:text-properties officeooo:rsid="003f87ea"/>
    </style:style>
    <style:style style:name="T39" style:family="text">
      <style:text-properties officeooo:rsid="003976a7"/>
    </style:style>
    <style:style style:name="T40" style:family="text">
      <style:text-properties officeooo:rsid="004fc153"/>
    </style:style>
    <style:style style:name="T41" style:family="text">
      <style:text-properties officeooo:rsid="007ee2de"/>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h text:style-name="P32" text:outline-level="1"><text:bookmark-start text:name="__RefHeading___Toc539_2632174985"/>Wstęp<text:bookmark-end text:name="__RefHeading___Toc539_2632174985"/></text:h>
      <text:p text:style-name="P13">Rozpowszechnienie się dostępu do internetu oraz szybki rozwój technologiczny wymusiły szereg zmian i przekształceń w wielu dziedzinach życia społecznego, zarówno w skali globalnej jak i lokalnej. Wspomniane zjawisko nie ominęło również szkoły, które zmieniła swoje tradycyjne oblicze.</text:p>
      <text:p text:style-name="P14">Obecnie komunikacja na linii szkoła – rodzic i uczeń weszła w nową <text:span text:style-name="T30">fazę rozwoju</text:span> nie <text:span text:style-name="T30">ograniczając</text:span> się już wyłącznie do cosemestralnych spotkać tzw. „wywiadówek”. Aktualnie prawie każda placówka edukacyjna posiada dziennik elektroniczny, który umożliwia <text:s/>rodzicom stałą i bieżącą <text:span text:style-name="T22">obserwację postępów ucznia w nauce, usprawnia pracę nauczycieli, ułatwia kontakt szkoły z opiekunami dzieci a także pozwala na śledzenie wydarzeń z życia szkoły. W wyniku analizy aktualnego rynku dzienników elektronicznych wyłoniono dwa najbardziej popularne i rozpowszechnione dzienniki elektroniczne </text:span><text:span text:style-name="T23">„Librus”[LIT1] i „Vulcan” [</text:span><text:span text:style-name="T24">LIT</text:span><text:span text:style-name="T23">2], których dostępność sprawiła, ze szybko stały się monopolistami na polskim rynku. Obie wspomniane aplikacje posiadają podobne funkcjonalności. Należą do nich takie </text:span><text:span text:style-name="T26">możliwości</text:span><text:span text:style-name="T23"> jak: sprawdzanie ocen, obecności oraz innych osiągnięć ucznia. </text:span></text:p>
      <text:p text:style-name="P17"><text:span text:style-name="T23">Opisywany w niniejszej pracy program również będzie spełniał te kryteria </text:span><text:span text:style-name="T25">mając</text:span><text:span text:style-name="T23"> jednocześnie inne funkcjonalności: </text:span><text:span text:style-name="T25">semestralna ocena pracy nauczycieli przez uczniów w kilku aspektach np. pod względem skuteczności nauczania czy dodatkowych umiejętności. Warto podkreślić, że będzie on zgodny z nowym rozporządzeniem o ochronie danych osobowych czyli RODO.</text:span></text:p>
      <text:p text:style-name="P59"><text:span text:style-name="T25">P</text:span><text:span text:style-name="T28">ragniemy złożyć serdeczne podziękowania Panu dr inż. Grzegorzowi </text:span><text:span text:style-name="T27">Koziełowi za cenne uwagi i życzliwość okazaną nam w trakcie pisania niniejszej pracy.</text:span></text:p>
      <text:h text:style-name="P29" text:outline-level="2"><text:bookmark-start text:name="__RefHeading___Toc541_2632174985"/>Cel i zakres pracy <text:bookmark-end text:name="__RefHeading___Toc541_2632174985"/></text:h>
      <text:p text:style-name="P4">Celem niniejszej pracy jest stworzenie dziennika elektronicznego, który będzie ułatwiał pracę nauczycieli oraz komunikację uczniów i opiekunów ucznia ze szkołą oraz umożliwiał ocenę nauczycieli po skończonym semestrze. </text:p>
      <text:p text:style-name="P4">Zakres pracy obejmuje:</text:p>
      <text:list xml:id="list3331493419" text:style-name="WW8Num2">
        <text:list-item>
          <text:p text:style-name="P33">zapoznanie się z istniejącymi technologiami webowymi oraz zgłębienie wiedzy na temat ich działania,</text:p>
        </text:list-item>
        <text:list-item>
          <text:p text:style-name="P33">analiza funkcjonalności istniejących dzienników elektronicznych,</text:p>
        </text:list-item>
        <text:list-item>
          <text:p text:style-name="P33">zapoznanie się z doświadczeniami użytkowania z istniejących dzienników elektronicznych,</text:p>
        </text:list-item>
        <text:list-item>
          <text:p text:style-name="P33">zaprojektowanie diagramów,</text:p>
        </text:list-item>
        <text:list-item>
          <text:p text:style-name="P33">utworzenie bazy danych,</text:p>
        </text:list-item>
        <text:list-item>
          <text:p text:style-name="P33">wykonanie strony obsługujący dziennik elektroniczny,</text:p>
        </text:list-item>
        <text:list-item>
          <text:p text:style-name="P33">testy aplikacji.</text:p>
        </text:list-item>
      </text:list>
      <text:p text:style-name="P5"><text:soft-page-break/>Celem niniejszej pracy inżynierskiej było zaprojektowanie I stworzenie dziennika elektronicznego zgodnego z wymaganiami RODO. Praca składa się z pięciu rozdziałów. Dziennik elektroniczny ma na celu ułatwić komunikację pomiędzy szkołą a opiekunem, usprawnić pracę nauczyciela oraz umożliwić opiekunom stała obserwację postępów uczniów. Do drugiego rozdziału pracy wybrano i przedstawiono ważne diagramy takie jak diagram przypadków użycia, BPMN, sekwencji, aktywności oraz EER. W trzecim rozdziale zaprezentowano implementację systemu który został zrealizowany zgodnie z wzorcem model-widok-kontroler (ang. Model-View-Controller – MVC). Interfejs użytkownika dostępny jest przez przeglądarkę Google chrome i Mozilla Firefox.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piątym rozdziale.</text:p>
      <text:p text:style-name="P54"><text:span text:style-name="T29">The aim of this engineering project was to design and create an electronic journal in line with the requirements of the GDPR. The work consists of five chapters. The e-journal aims to facilitate communication between the school and the guardian, improve the work of the teacher and enable the guardians to constantly monitor the progress of the student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Google Chrome and Mozilla Firefox. In the fourth chapter tests were carried out to verify the correctness of the application. The tests were divided into two main types: functional tests and unit tests. A series of tests was carried out to check the correctness of the system. Applications are presented in the fifth chapter.</text:span></text:p>
      <text:h text:style-name="P30" text:outline-level="2"><text:bookmark-start text:name="__RefHeading___Toc4331_1960495334"/><text:span text:style-name="T13">Podział prac</text:span> <text:bookmark-end text:name="__RefHeading___Toc4331_1960495334"/></text:h>
      <text:p text:style-name="P54"><text:span text:style-name="T29">Podział prac wykonanych przez poszczególnych autorów przedstawiono w tabeli </text:span><text:span text:style-name="T29"><text:sequence-ref text:reference-format="value" text:ref-name="refTable0">Błąd: Nie znaleziono źródła odwołania</text:sequence-ref></text:span><text:span text:style-name="T29">. W przypadku gdy numer rozdziału został wykazany przy wielu autorach oznacza to, że rozdział ten był tworzony wspólnie przez wskazane osoby.</text:span></text:p>
      <text:h text:style-name="Heading_20_1" text:outline-level="1"><text:bookmark-start text:name="__RefHeading___Toc543_2632174985"/>Projekt Systemu<text:bookmark-end text:name="__RefHeading___Toc543_2632174985"/></text:h>
      <text:p text:style-name="P9">Przed przystąpieniem prac prowadzących do stworzenia systemu <text:span text:style-name="T14">podjęto się opracowania projektu. Na podstawie przeglądu rynku oraz konsultacji ze specjalistami z dziedziny oświaty zidentyfikowano potrzeby rynku oraz zidentyfikowano procesy biznesowe realizowane w placówkach oświatowych. Na tej podstawie opracowano wymagania funkcjonalne, </text:span><text:soft-page-break/><text:span text:style-name="T14">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1006062464" text:style-name="WW8Num3">
        <text:list-item>
          <text:p text:style-name="P34">uczniowie mają mieć możliwość:</text:p>
          <text:list>
            <text:list-item>
              <text:p text:style-name="P34">logowania/wylogowania,</text:p>
            </text:list-item>
            <text:list-item>
              <text:p text:style-name="P34">podglądania ocen oraz <text:s/>oceny z zachowania,</text:p>
            </text:list-item>
            <text:list-item>
              <text:p text:style-name="P34">sprawdzania daty sprawdzianów,</text:p>
            </text:list-item>
            <text:list-item>
              <text:p text:style-name="P34">wysyłania/odbierania wiadomości,</text:p>
            </text:list-item>
            <text:list-item>
              <text:p text:style-name="P34">podglądania swoich uwag,</text:p>
            </text:list-item>
            <text:list-item>
              <text:p text:style-name="P34">oceniania nauczycieli po semestrze,</text:p>
            </text:list-item>
          </text:list>
        </text:list-item>
        <text:list-item>
          <text:p text:style-name="P34">rodzice mają mieć możliwość:</text:p>
          <text:list>
            <text:list-item>
              <text:p text:style-name="P34">logowania/wylogowania,</text:p>
            </text:list-item>
            <text:list-item>
              <text:p text:style-name="P34">podglądania ocen oraz oceny z zachowania,</text:p>
            </text:list-item>
            <text:list-item>
              <text:p text:style-name="P34">sprawdzania daty sprawdzianów,</text:p>
            </text:list-item>
            <text:list-item>
              <text:p text:style-name="P34">wysyłania/odbierania wiadomości,</text:p>
            </text:list-item>
            <text:list-item>
              <text:p text:style-name="P34">usprawiedliwiania nieobecności ucznia,</text:p>
            </text:list-item>
            <text:list-item>
              <text:p text:style-name="P34">odbierania uwag ucznia,</text:p>
            </text:list-item>
          </text:list>
        </text:list-item>
        <text:list-item>
          <text:p text:style-name="P34">nauczyciele mają mieć możliwość:</text:p>
          <text:list>
            <text:list-item>
              <text:p text:style-name="P34">logowania/wylogowania,</text:p>
            </text:list-item>
            <text:list-item>
              <text:p text:style-name="P34">dodawania/edytowania/usuwania ocen oraz typu ocen z przedmiotów,</text:p>
            </text:list-item>
            <text:list-item>
              <text:p text:style-name="P34">dodawania/edytowania/usuwanie informacji o sprawdzianach,</text:p>
            </text:list-item>
            <text:list-item>
              <text:p text:style-name="P34">sprawdzania obecności,</text:p>
            </text:list-item>
            <text:list-item>
              <text:p text:style-name="P34">wysyłania/odbierania wiadomości,</text:p>
            </text:list-item>
            <text:list-item>
              <text:p text:style-name="P34">pisania uwag ucznia,</text:p>
            </text:list-item>
          </text:list>
        </text:list-item>
        <text:list-item>
          <text:p text:style-name="P34">wychowawca ma mieć możliwość:</text:p>
          <text:list>
            <text:list-item>
              <text:p text:style-name="P34"><text:soft-page-break/>logowanie/wylogowanie,</text:p>
            </text:list-item>
            <text:list-item>
              <text:p text:style-name="P34">usprawiedliwianie nieobecności,</text:p>
            </text:list-item>
            <text:list-item>
              <text:p text:style-name="P34">wysyłanie/odbieranie wiadomości,</text:p>
            </text:list-item>
            <text:list-item>
              <text:p text:style-name="P34">dodawania/edytowanie/usuwanie oceny z zachowania,</text:p>
            </text:list-item>
          </text:list>
        </text:list-item>
        <text:list-item>
          <text:p text:style-name="P34">administrator/dyrektor ma mieć możliwość:</text:p>
          <text:list>
            <text:list-item>
              <text:p text:style-name="P34">dodawania uczniów/nauczycieli/rodziców,</text:p>
            </text:list-item>
            <text:list-item>
              <text:p text:style-name="P34">edytowania uczniów/nauczycieli/rodziców,</text:p>
            </text:list-item>
            <text:list-item>
              <text:p text:style-name="P34">usuwania uczniów/nauczycieli/rodziców,</text:p>
            </text:list-item>
            <text:list-item>
              <text:p text:style-name="P34">przypisania/usunięcia ucznia z klasy,</text:p>
            </text:list-item>
            <text:list-item>
              <text:p text:style-name="P34">dodania podziału klas,</text:p>
            </text:list-item>
            <text:list-item>
              <text:p text:style-name="P34">obsługi ocen semestralnych oraz promocja do klasy,</text:p>
            </text:list-item>
            <text:list-item>
              <text:p text:style-name="P34">zaliczenia/niezaliczenia roku,</text:p>
            </text:list-item>
            <text:list-item>
              <text:p text:style-name="P34">obsługi planu zajęć,</text:p>
            </text:list-item>
            <text:list-item>
              <text:p text:style-name="P34">oglądania ocen nauczycieli ocenianych przez uczniów.</text:p>
            </text:list-item>
          </text:list>
        </text:list-item>
      </text:list>
      <text:p text:style-name="Text_20_body">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3047924717" text:style-name="WW8Num4">
        <text:list-item>
          <text:p text:style-name="P35">aplikacja ma działać na przeglądarkach Google Chrome (wersja 65.0.3325.181 i nowsze) i Firefox (wersja 59 i nowsze) i przeglądarce mobilnej (android 5.0 i nowsze),</text:p>
        </text:list-item>
        <text:list-item>
          <text:p text:style-name="P35">aplikacja ma być napisana w języku PHP,</text:p>
        </text:list-item>
        <text:list-item>
          <text:p text:style-name="P35">aplikacja ma używać bazy danych MySQL,</text:p>
        </text:list-item>
        <text:list-item>
          <text:p text:style-name="P35">aplikacja ma być responsywna na urządzenia:</text:p>
          <text:list>
            <text:list-item>
              <text:p text:style-name="P35">telefony: 320 px,</text:p>
            </text:list-item>
            <text:list-item>
              <text:p text:style-name="P35">tablety: 768 px,</text:p>
            </text:list-item>
            <text:list-item>
              <text:p text:style-name="P36"><text:span text:style-name="T31">m</text:span>onitory: 1240 px.</text:p>
            </text:list-item>
          </text:list>
        </text:list-item>
      </text:list>
      <text:h text:style-name="P27" text:outline-level="2"><text:bookmark-start text:name="__RefHeading___Toc547_2632174985"/><text:soft-page-break/>Diagram przypadków użycia<text:bookmark-end text:name="__RefHeading___Toc547_2632174985"/></text:h>
      <text:p text:style-name="Text_20_body">Dziennik elektroniczny może być używany przez różnych użytkowników, każdy z nich może wykonywać <text:span text:style-name="T36">inne</text:span> czynności. Na rysunku <text:sequence-ref text:reference-format="value" text:ref-name="refDrawing0">Błąd: Nie znaleziono źródła odwołania</text:sequence-ref><text:s/>przedstawiono diagramy przypadków użycia systemu.</text:p>
      <text:h text:style-name="Heading_20_2"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text:span text:style-name="T36">pod</text:span>rozdziale. Na rysunku <text:sequence-ref text:reference-format="value" text:ref-name="refDrawing1">Błąd: Nie znaleziono źródła odwołania</text:sequence-ref><text:s/>przedstawiono proces sprawdzania ocen widoczny z poziomu ucznia. Rysunek <text:sequence-ref text:reference-format="value" text:ref-name="refDrawing2">Błąd: Nie znaleziono źródła odwołania</text:sequence-ref><text:s/>przedstawia proces wystawiania ocen przez nauczyciela. <text:s/>Na rysunku <text:sequence-ref text:reference-format="value" text:ref-name="refDrawing3">Błąd: Nie znaleziono źródła odwołania</text:sequence-ref><text:s/>umieszczono diagram obrazujący proces poprawiania ocen wcześniej już wprowadzonych do systemu.</text:p>
      <text:p text:style-name="P15">Diagram przedstawiający ocenianie nauczycieli został przedstawiony na rysunku <text:sequence-ref text:reference-format="value" text:ref-name="refDrawing4">Błąd: Nie znaleziono źródła odwołania</text:sequence-ref><text:s text:c="2"/>Nasza praca wyróżnia się tym, że zaimplementowaliśmy ankietę pod koniec semestru, która będzie oceniać pracę nauczycieli za cały semestr.</text:p>
      <text:p text:style-name="P55">Częstym problem z którym borykają się nauczyciele jest kwestia nieobecności uczniów na zajęciach. Kontrola absencji uczniów została zobrazowana za pomocą diagramu BPMN na rysunku <text:sequence-ref text:reference-format="value" text:ref-name="refDrawing5">Błąd: Nie znaleziono źródła odwołania</text:sequence-ref>.</text:p>
      <text:p text:style-name="Text_20_body">Diagram przedstawiający kontrole nieobecności przedstawia rysunek <text:sequence-ref text:reference-format="value" text:ref-name="refDrawing6">Błąd: Nie znaleziono źródła odwołania</text:sequence-ref>. Zaprezentowane są zdarzenia, co się dzieje w przypadku braku nieobecności ucznia.</text:p>
      <text:p text:style-name="Text_20_body">Co semestr w szkołach jest wystawiana ocena podsumowująca prac<text:span text:style-name="T8">ę</text:span> ucznia, dlatego zaimplement<text:span text:style-name="T8">ujemy taką funkcję</text:span>. Diagram przedstawiający oceny semestralne ucznia umieszczono na rysunku <text:sequence-ref text:reference-format="value" text:ref-name="refDrawing7">Błąd: Nie znaleziono źródła odwołania</text:sequence-ref>.</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Błąd: Nie znaleziono źródła odwołania</text:sequence-ref>.</text:p>
      <text:p text:style-name="Text_20_body">Uczniów jest zazwyczaj dużo i nie można prowadzić zajęć ze wszystkimi naraz, dlatego <text:span text:style-name="T8">przypisuje się</text:span> ich do poszczególnych wolnych klas. Diagram przedstawiający podział uczniów na klasy przedstawiono na rysunku <text:sequence-ref text:reference-format="value" text:ref-name="refDrawing9">Błąd: Nie znaleziono źródła odwołania</text:sequence-ref>.</text:p>
      <text:h text:style-name="Heading_20_2" text:outline-level="2"><text:bookmark-start text:name="__RefHeading___Toc551_2632174985"/><text:soft-page-break/>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text:sequence-ref><text:s/>przedstawiono diagram sekwencji definiujący przepływ komunikatów w procesie tworzenia kont użytkowników.</text:p>
      <text:p text:style-name="Text_20_body">Za pośrednictwem systemu nauczyciel może kontaktować się z opiekunem ucznia. Rysunek <text:sequence-ref text:reference-format="value" text:ref-name="refDrawing11">2.1</text:sequence-ref><text:s/>przedstawia przepływ komunikatu – uwagi od nauczyciela do opiekuna ucznia.</text:p>
      <text:p text:style-name="Text_20_body">Diagram sekwencji przedstawiony na rysunku <text:sequence-ref text:reference-format="value" text:ref-name="refDrawing12">2.1</text:sequence-ref><text:s/>ilustruje przepływ komunikatów podczas procesu dodawania terminów sprawdzianów.</text:p>
      <text:h text:style-name="Heading_20_2"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text:sequence-ref>.</text:p>
      <text:p text:style-name="Text_20_body">Diagram przedstawiający pisanie <text:span text:style-name="T8">oraz odbieranie </text:span>wiadomości przedstawiono na rysunku <text:sequence-ref text:reference-format="value" text:ref-name="refDrawing14">2.1</text:sequence-ref>.</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text:sequence-ref>.</text:p>
      <text:h text:style-name="Heading_20_2" text:outline-level="2"><text:bookmark-start text:name="__RefHeading___Toc555_2632174985"/>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2</text:sequence-ref>.</text:p>
      <text:h text:style-name="Heading_20_1"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15">encje (ang. entities)</text:span>, <text:span text:style-name="T15">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text:soft-page-break/>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34">klasy</text:span>: UserController, AdminController, StudentController, <text:span text:style-name="T2">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1</text:sequence-ref>.</text:p>
      <text:p text:style-name="Text_20_body">Na listingu <text:sequence-ref text:reference-format="value" text:ref-name="refListing2">3.1</text:sequence-ref><text:s/>umieszczony został kod odpowiedzialny za dodawanie nowego rekordu, natomiast kod umożliwiający usuwanie rekordów przedstawiono na listingu <text:sequence-ref text:reference-format="value" text:ref-name="refListing3">3.1</text:sequence-ref>.</text:p>
      <text:p text:style-name="Text_20_body">Kod zwracający widok do użytkownika w postaci html przedstawia listing <text:sequence-ref text:reference-format="value" text:ref-name="refListing4">3.1</text:sequence-ref>.</text:p>
      <text:p text:style-name="P7"><text:span text:style-name="T9">W kontrolerze UserController niezbędny przy wylogowywaniu jest kod odpowiedzialny za usuwanie sesji użytkownika, którego przedstawiono w listingu </text:span><text:span text:style-name="T9"><text:sequence-ref text:reference-format="value" text:ref-name="refListing5">3.1</text:sequence-ref></text:span><text:span text:style-name="T9">.</text:span></text:p>
      <text:h text:style-name="P24" text:outline-level="2"><text:bookmark-start text:name="__RefHeading___Toc6628_3964048283"/>Encje<text:bookmark-end text:name="__RefHeading___Toc6628_3964048283"/></text:h>
      <text:p text:style-name="P8"><text:span text:style-name="T10">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0"><text:sequence-ref text:reference-format="value" text:ref-name="refListing6">3.1</text:sequence-ref></text:span><text:span text:style-name="T10">.</text:span></text:p>
      <text:h text:style-name="P25" text:outline-level="2"><text:bookmark-start text:name="__RefHeading___Toc6630_3964048283"/>U<text:span text:style-name="T19">sługi</text:span><text:bookmark-end text:name="__RefHeading___Toc6630_3964048283"/></text:h>
      <text:p text:style-name="P57"><text:span text:style-name="T38">Funkcjonalności które powtarzają się w wielu kontrolerach umieszczone zostały w sekcji projektu „Utils”. Przykładem takiej usługi jest klasa Message, która liczy wszystkie nieodczytane wiadomości i zapisuje je w sesji każdego użytkownika w celu wyświetlenia tej liczby. Kod odpowiedzialny za działanie usługi Message przedstawiony został na listingu </text:span><text:span text:style-name="T38"><text:sequence-ref text:reference-format="value" text:ref-name="refListing7">3.2</text:sequence-ref></text:span></text:p>
      <text:h text:style-name="P28" text:outline-level="2"><text:bookmark-start text:name="__RefHeading___Toc6632_3964048283"/><text:span text:style-name="T39">Struktura widoków</text:span><text:bookmark-end text:name="__RefHeading___Toc6632_3964048283"/></text:h>
      <text:p text:style-name="P16">Zgodnie z modelem MVC zaimplementowano szablon Twig, który generuje widoki i przyjmuje zmienne przekazane przez kontroler. Zgodnie z dobrą praktyką struktura widoków odpowiada strukturze kontroleró<text:span text:style-name="T32">w </text:span><text:span text:style-name="T33">(Rys.</text:span><text:span text:style-name="T33"><text:sequence-ref text:reference-format="value" text:ref-name="refDrawing17">3.1</text:sequence-ref></text:span><text:span text:style-name="T33">)</text:span></text:p>
      <text:p text:style-name="P56"><text:soft-page-break/><text:span text:style-name="T4">Przykładowym widokiem dostępnym w dzienniku dla użytkownika-uczeń jest plan zajęć. Fragment kodu z widoku time_table zaprezentowano na listingu </text:span><text:span text:style-name="T4"><text:sequence-ref text:reference-format="value" text:ref-name="refListing8">3.1</text:sequence-ref></text:span><text:span text:style-name="T4">, natomiast widok zwracany w przeglądarce zaprezentowany został na rysunku </text:span><text:span text:style-name="T4"><text:sequence-ref text:reference-format="value" text:ref-name="refDrawing18">3.1</text:sequence-ref></text:span><text:span text:style-name="T4">.</text:span></text:p>
      <text:h text:style-name="Heading_20_1"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1">Ze względu na dużą złożoność systemu oraz liczne funkcjonalności, w pracy przedstawiono jedynie wybrane testy prezentujące poprawne działanie kluczowych funkcjonalnośc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3332767014" text:style-name="WW8Num5">
        <text:list-item>
          <text:p text:style-name="P37">nazwa testowanej funkcjonalności,</text:p>
        </text:list-item>
        <text:list-item>
          <text:p text:style-name="P37">stan początkowy aplikacji, warunki wstępne i dane wejściowe,</text:p>
        </text:list-item>
        <text:list-item>
          <text:p text:style-name="P37">oczekiwane rezultaty,</text:p>
        </text:list-item>
        <text:list-item>
          <text:p text:style-name="P37">kroki wykonania testu,</text:p>
        </text:list-item>
        <text:list-item>
          <text:p text:style-name="P38">uzyskany rezultat,</text:p>
        </text:list-item>
        <text:list-item>
          <text:p text:style-name="P60">podsumowanie testu.</text:p>
        </text:list-item>
      </text:list>
      <text:h text:style-name="Heading_20_3" text:outline-level="3"><text:bookmark-start text:name="__RefHeading___Toc915_2632174985"/>Podstrona terminarza<text:bookmark-end text:name="__RefHeading___Toc915_2632174985"/></text:h>
      <text:p text:style-name="Text_20_body">Kluczową funkcjonalnością podstrony terminarz jest dodawanie terminów lekcji do planu zajęć. Funkcjonalność ta została przetestowana poprzez zrealizowanie scenariuszy 4.1 oraz 4.2.</text:p>
      <text:p text:style-name="P18">Scenariusz testowy 4.1:</text:p>
      <text:list xml:id="list4075651830" text:style-name="WW8Num6">
        <text:list-item>
          <text:p text:style-name="P40"><text:soft-page-break/>dodawanie nowego terminu,</text:p>
        </text:list-item>
        <text:list-item>
          <text:p text:style-name="P40">zal<text:span text:style-name="T16">ogowany użytkownik posiadający rolę administratora, otworzony formularz dodawania terminarza (rys. </text:span><text:span text:style-name="T16"><text:sequence-ref text:reference-format="value" text:ref-name="refDrawing19">4.1</text:sequence-ref></text:span><text:span text:style-name="T16">),</text:span></text:p>
        </text:list-item>
      </text:list>
      <text:p text:style-name="P10"><text:tab/>w bazie danych istnieją: klasa, nauczyciel oraz przedmiot,</text:p>
      <text:p text:style-name="Text_20_body"><text:span text:style-name="T16"><text:tab/></text:span><text:span text:style-name="T17">dane wejściowe: </text:span><text:span text:style-name="T16">c</text:span>zas początku i końca zajęć, dzień tygodnia, okres w jakim zajęcia będą się cyklicznie powtarzały, sala, nauczyciel, przedmiot, typ zdarzenia, opis,</text:p>
      <text:list xml:id="list122555412890552" text:continue-numbering="true" text:style-name="WW8Num6">
        <text:list-item>
          <text:p text:style-name="P40">dodany nowy termin,</text:p>
        </text:list-item>
        <text:list-item>
          <text:p text:style-name="P40">użytkownik wybiera: klasę, nauczyciela, przedmiot, salę,</text:p>
        </text:list-item>
      </text:list>
      <text:p text:style-name="Text_20_body"><text:tab/>użytkownik wprowadza: czas początku i końca zajęć, dzień tygodnia, okres w jakim zajęcia będą się cyklicznie powtarzały,</text:p>
      <text:p text:style-name="Text_20_body"><text:tab/>użytkownik klika przycisk Wyślij</text:p>
      <text:list xml:id="list122554995042339" text:continue-numbering="true" text:style-name="WW8Num6">
        <text:list-item>
          <text:p text:style-name="P40">termin dodany, wyświetlone potwierdzenie dodania terminu, formularz dodawania terminu wyczyszczony (<text:span text:style-name="T16">rys.</text:span> <text:sequence-ref text:reference-format="value" text:ref-name="refDrawing20">4.1</text:sequence-ref>); na formularzu prezentującym plan lekcji widoczna jest nowa lekcja (<text:span text:style-name="T16">rys.</text:span> <text:sequence-ref text:reference-format="value" text:ref-name="refDrawing21">4.2</text:sequence-ref>),</text:p>
        </text:list-item>
        <text:list-item>
          <text:p text:style-name="P40"><text:span text:style-name="T20">t</text:span>est zakończony pomyślnie.</text:p>
        </text:list-item>
      </text:list>
      <text:p text:style-name="P18">Scenariusz testowy 4.2:</text:p>
      <text:list xml:id="list619026510" text:style-name="WW8Num7">
        <text:list-item>
          <text:p text:style-name="P41">dodawanie nowego terminu,</text:p>
        </text:list-item>
        <text:list-item>
          <text:p text:style-name="P41">użytkownik posiadający rolę administratora zalogowany, otworzony formularz dodawania terminarza (rys. <text:sequence-ref text:reference-format="value" text:ref-name="refDrawing19">4.1</text:sequence-ref>),</text:p>
        </text:list-item>
      </text:list>
      <text:p text:style-name="Text_20_body"><text:tab/>w bazie danych istnieją: klasa, nauczyciel oraz przedmiot,</text:p>
      <text:p text:style-name="P23"><text:tab/>błędnie podana jedna lub wiele z wymienionych wartości: czas początku i końca zajęć, dzień tygodnia, okres w jakim zajęcia będą się cyklicznie powtarzały, sala, nauczyciel, przedmiot, typ zdarzenia, opis,</text:p>
      <text:list xml:id="list122553930291572" text:continue-numbering="true" text:style-name="WW8Num7">
        <text:list-item>
          <text:p text:style-name="P41">komunikat <text:s/>informujący użytkownika o rodzaju popełnionego błędu, brak dodania nowego terminu, formularz dodawania nowego terminu wypełniony dotychczasowymi danymi umożliwiającymi poprawienie błędnych wpisów,</text:p>
        </text:list-item>
        <text:list-item>
          <text:p text:style-name="P41">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122554631569652" text:continue-numbering="true" text:style-name="WW8Num7">
        <text:list-item>
          <text:p text:style-name="P41"><text:soft-page-break/>brak dodania terminu, wyświetlenie komunikatu <text:span text:style-name="T7">błędu</text:span> poniżej wypełnionego formularza dodawania nowego terminu (rys. <text:sequence-ref text:reference-format="value" text:ref-name="refDrawing22">4.1</text:sequence-ref>),</text:p>
        </text:list-item>
        <text:list-item>
          <text:p text:style-name="P41"><text:span text:style-name="T6">t</text:span>est zakończony pomyślnie.</text:p>
        </text:list-item>
      </text:list>
      <text:h text:style-name="Heading_20_3" text:outline-level="3"><text:bookmark-start text:name="__RefHeading___Toc917_2632174985"/>Podstrona <text:span text:style-name="T12">logowania</text:span><text:bookmark-end text:name="__RefHeading___Toc917_2632174985"/></text:h>
      <text:p text:style-name="P6">Poprawnie działające uwierzytelnianie jest kluczowe w bezpiecznym działaniu aplikacji. Z tego względu przeprowadzono testy poprawności działania logowania <text:span text:style-name="T20">według</text:span> <text:span text:style-name="T7">następujących</text:span> scenariuszy testowych 4.3, <text:span text:style-name="T5">4.4 oraz 4.5.</text:span></text:p>
      <text:p text:style-name="P19">Scenariusz testowy 4.<text:span text:style-name="T5">3:</text:span></text:p>
      <text:list xml:id="list1543656957" text:style-name="L1">
        <text:list-item>
          <text:p text:style-name="P43">logowanie do aplikacji,</text:p>
        </text:list-item>
        <text:list-item>
          <text:p text:style-name="P43">użytkownik posiadający uprawnienia administratora znaj<text:span text:style-name="T6">ą</text:span>cy swój login i hasło, otworzony formularz logowania,</text:p>
        </text:list-item>
        <text:list-item>
          <text:p text:style-name="P43">zalogowanie do aplikacji,</text:p>
        </text:list-item>
        <text:list-item>
          <text:p text:style-name="P43">użytkownik wprowadza poprawny login oraz hasło <text:span text:style-name="T11">(rys. </text:span><text:sequence-ref text:reference-format="value" text:ref-name="refDrawing23">4.1</text:sequence-ref><text:span text:style-name="T11">),</text:span></text:p>
        </text:list-item>
        <text:list-item>
          <text:p text:style-name="P39">użytkownik zalogowany, wyświetlony komunikat o poprawnym zalogowaniu <text:span text:style-name="T11">(rys. </text:span><text:span text:style-name="T11"><text:sequence-ref text:reference-format="value" text:ref-name="refDrawing24">4.1</text:sequence-ref></text:span><text:span text:style-name="T11">),</text:span></text:p>
        </text:list-item>
        <text:list-item>
          <text:p text:style-name="P42"><text:span text:style-name="T6">test zakończony pomyślnie.</text:span></text:p>
        </text:list-item>
      </text:list>
      <text:p text:style-name="P61"><text:span text:style-name="T40">Scenariusz testowy 4.4:</text:span></text:p>
      <text:list xml:id="list440002720" text:style-name="L2">
        <text:list-item>
          <text:p text:style-name="P44">logowanie do aplikacji,</text:p>
        </text:list-item>
        <text:list-item>
          <text:p text:style-name="P44">użytkownik <text:span text:style-name="T7">nie zna loginu lub hasła lub jednocześnie loginu i hasła,</text:span></text:p>
        </text:list-item>
        <text:list-item>
          <text:p text:style-name="P48">komunika informujący użytkownika o wprowadzeniu niepoprawnych danych autoryzacyjnych,</text:p>
        </text:list-item>
        <text:list-item>
          <text:p text:style-name="P48">użytkownik wprowadza niepoprawne dane autoryzacyjne <text:span text:style-name="T11">(rys. </text:span><text:span text:style-name="T11"><text:sequence-ref text:reference-format="value" text:ref-name="refDrawing23">4.1</text:sequence-ref></text:span><text:span text:style-name="T11">),</text:span></text:p>
        </text:list-item>
        <text:list-item>
          <text:p text:style-name="P46">logowanie wstrzymane, wyświetlenie komunikatu poniżej wypełnionego formularza logowania <text:span text:style-name="T11">(rys. </text:span><text:span text:style-name="T11"><text:sequence-ref text:reference-format="value" text:ref-name="refDrawing25">4.1</text:sequence-ref></text:span><text:span text:style-name="T11">),</text:span></text:p>
        </text:list-item>
        <text:list-item>
          <text:p text:style-name="P47"><text:span text:style-name="T6">test zakończony pomyślnie.</text:span></text:p>
        </text:list-item>
      </text:list>
      <text:p text:style-name="P20">Scenariusz testowy 4.<text:span text:style-name="T11">5:</text:span></text:p>
      <text:list xml:id="list2759194757" text:style-name="L3">
        <text:list-item>
          <text:p text:style-name="P45">logowanie do aplikacji,</text:p>
        </text:list-item>
        <text:list-item>
          <text:p text:style-name="P50">użytkownik zalogowany <text:span text:style-name="T11">(rys. </text:span><text:span text:style-name="T11"><text:sequence-ref text:reference-format="value" text:ref-name="refDrawing26">4.1</text:sequence-ref></text:span><text:span text:style-name="T11">)</text:span>, użytkownik posiada uprawnienia ucznia, użytkownik nie posiada uprawnień administratora, użytkownik zna adres panelu administratora,</text:p>
        </text:list-item>
        <text:list-item>
          <text:p text:style-name="P51">niedopuszczenie użytkownika do panelu administratora, komunikat informujący użytkownika o braku uprawnień,</text:p>
        </text:list-item>
        <text:list-item>
          <text:p text:style-name="P52"><text:soft-page-break/>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52">użytkownik nie zostaje przekierowany do panelu administratora, wyświetla się komunikat o braku odpowiednich uprawnień <text:span text:style-name="T11">(rys. </text:span><text:span text:style-name="T11"><text:sequence-ref text:reference-format="value" text:ref-name="refDrawing27">4.1</text:sequence-ref></text:span><text:span text:style-name="T11">)</text:span>,</text:p>
        </text:list-item>
        <text:list-item>
          <text:p text:style-name="P49"><text:span text:style-name="T6">test zakończony pomyślnie.</text:span></text:p>
        </text:list-item>
      </text:list>
      <text:h text:style-name="P26" text:outline-level="2"><text:bookmark-start text:name="__RefHeading___Toc921_2632174985"/>Testy jednostkowe<text:bookmark-end text:name="__RefHeading___Toc921_2632174985"/></text:h>
      <text:p text:style-name="P58">Testy jednostkowe zostały zrealizowane za pomocą klas frameworka Symfony 3. Dla każdej z klas kontrolera i modelu opracowano niezależną klasę testów jednostkowych testującą kluczowe metody danej klasy. Przykładowy kod klasy testów przedstawiono na listingu <text:sequence-ref text:reference-format="value" text:ref-name="refListing9">4.1</text:sequence-ref>.</text:p>
      <text:p text:style-name="Text_20_body">Opracowane testy były uruchamiane cyklicznie <text:span text:style-name="T21">po</text:span> wprowadz<text:span text:style-name="T21">eniu</text:span> kolejnych zmian do kodu aplikacji. W przypadku wystąpienia błędów były one usuwane tak, by testy kończyły się wynikiem pozytywnym. Po opracowaniu całości aplikacji uruchomiono testy ponownie w celu sprawdzenia czy wszystkie kluczowe metody działają poprawnie. Zrzut ekranu prezentujący wynik wykonania testów został zaprezentowany na rysunku <text:sequence-ref text:reference-format="value" text:ref-name="refDrawing28">4.1</text:sequence-ref>.</text:p>
      <text:h text:style-name="P31" text:outline-level="1"><text:bookmark-start text:name="__RefHeading___Toc4610_1960495334"/><text:span text:style-name="T41">Wnioski</text:span><text:bookmark-end text:name="__RefHeading___Toc4610_1960495334"/></text:h>
      <text:p text:style-name="P12">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5">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onalności. </text:p>
      <text:p text:style-name="P12">Cel pracy został w pełni zrealizowany poprzez zaprojektowanie, zaimplementowanie oraz przetestowanie systemu dziennika elektronicznego.</text:p>
      <text:p text:style-name="P12">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Signature" style:family="paragraph" style:parent-style-name="Frame_20_contents" style:class="text">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2</text:page-number></text:p>
      </style:footer>
    </style:master-page>
    <style:master-page style:name="R1_3a__20_Wstęp" style:display-name="R1: Wstęp" style:page-layout-name="Mpm11">
      <style:header>
        <text:p text:style-name="Header"><text:chapter text:display="name" text:outline-level="1">Projekt Systemu</text:chapter></text:p>
      </style:header>
      <loext:header-first>
        <text:p text:style-name="Header"/>
      </loext:header-first>
      <style:footer>
        <text:p text:style-name="MP1"><text:page-number text:select-page="current">20</text:page-number></text:p>
      </style:footer>
      <loext:footer-first>
        <text:p text:style-name="MP1"><text:page-number text:select-page="current">2</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8</text:page-number></text:p>
      </style:footer>
      <loext:footer-first>
        <text:p text:style-name="MP1"><text:page-number text:select-page="current">9</text:page-number></text:p>
      </loext:footer-first>
    </style:master-page>
    <style:master-page style:name="R2_3a__20_Projekt" style:display-name="R2: Projekt" style:page-layout-name="Mpm11">
      <style:header>
        <text:p text:style-name="MP2"><text:chapter text:display="name" text:outline-level="1"/></text:p>
      </style:header>
      <loext:header-first>
        <text:p text:style-name="Header"/>
      </loext:header-first>
      <style:footer>
        <text:p text:style-name="MP1"><text:page-number text:select-page="current">0</text:page-number></text:p>
      </style:footer>
      <loext:footer-first>
        <text:p text:style-name="MP1"><text:page-number text:select-page="current">0</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18</text:page-number></text:p>
      </style:footer>
      <loext:footer-first>
        <text:p text:style-name="MP1"><text:page-number text:select-page="current">15</text:page-number></text:p>
      </loext:footer-first>
    </style:master-page>
    <style:master-page style:name="R5_3a__20_Wnioski" style:display-name="R5: Wnioski" style:page-layout-name="Mpm9">
      <style:header>
        <text:p text:style-name="Header"/>
      </style:header>
      <style:footer>
        <text:p text:style-name="MP1"><text:page-number text:select-page="current">12</text:page-number></text:p>
      </style:footer>
    </style:master-page>
    <style:master-page style:name="R6_3a__20_Spisy" style:display-name="R6: Spisy" style:page-layout-name="Mpm9">
      <style:header>
        <text:p text:style-name="Header"/>
      </style:header>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2-02T12:25:52.573000000</dc:date>
    <meta:editing-cycles>100</meta:editing-cycles>
    <meta:editing-duration>PT9H46M24S</meta:editing-duration>
    <meta:generator>LibreOffice/6.1.0.3$Windows_x86 LibreOffice_project/efb621ed25068d70781dc026f7e9c5187a4decd1</meta:generator>
    <meta:print-date>2018-11-24T19:54:58.214000000</meta:print-date>
    <meta:document-statistic meta:table-count="0" meta:image-count="0" meta:object-count="0" meta:page-count="11" meta:paragraph-count="185" meta:word-count="2634" meta:character-count="20672" meta:non-whitespace-character-count="18303"/>
  </office:meta>
</office:document-meta>
</file>